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DC00000465640A4FC386BA11A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.226cm" fo:margin-bottom="0.212cm" fo:line-height="100%" fo:text-align="start">
        <style:tab-stops>
          <style:tab-stop style:position="0cm"/>
        </style:tab-stops>
      </style:paragraph-properties>
    </style:style>
    <style:style style:name="P2" style:family="paragraph">
      <style:paragraph-properties fo:margin-top="0.198cm" fo:margin-bottom="0.212cm" fo:line-height="100%" fo:text-align="start">
        <style:tab-stops>
          <style:tab-stop style:position="0cm"/>
        </style:tab-stops>
      </style:paragraph-properties>
    </style:style>
    <style:style style:name="P3" style:family="paragraph">
      <style:paragraph-properties fo:margin-top="0.169cm" fo:margin-bottom="0.212cm" fo:line-height="100%" fo:text-align="start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top="0.226cm" fo:margin-bottom="0.212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Arial Narrow1" fo:font-size="32pt" fo:letter-spacing="0.01cm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00" loext:opacity="100%" style:text-line-through-style="none" style:text-line-through-type="none" style:text-position="0% 100%" style:font-name="Arial Narrow1" fo:font-size="28pt" fo:letter-spacing="0.01cm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4" draw:layer="layout" svg:width="26.401cm" svg:height="19.048cm" svg:x="0.299cm" svg:y="0cm">
          <text:p text:style-name="P1"><text:span text:style-name="T1">Eu te peço dessa desta agua que tu tens és agua viva meu senhor <text:s/>Tenho sede tenho fome de amor e acredito nesta fonte de onde vens Vens de Deus esta em Deus também es Deus e Deus contigo faz um só</text:span></text:p>
          <text:p text:style-name="P1"><text:span text:style-name="T1">Eu porém que vim da terra e volto ao pó quero viver eternamente ao lado teu</text:span></text:p>
          <text:p text:style-name="P2"><text:span text:style-name="T2"/></text:p>
          <text:p text:style-name="P2"><text:span text:style-name="T3">ES AGUA VIVA ES VIDA NOVA E TODO DIA ME BATIZAS OUTRA VEZ ME FAZES RENASCER ME FAZES REVIVER EU QUERO AGUA DESTA FONTE DE </text:span></text:p>
          <text:p text:style-name="P2"><text:span text:style-name="T3">ONDE VENS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2" draw:layer="layout" svg:width="12.698cm" svg:height="9.523cm" svg:x="3.175cm" svg:y="1.905cm" draw:page-number="1" presentation:class="page"/>
          <draw:frame draw:name="PlaceHolder 2" presentation:style-name="pr1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5"><text:s/></text:span><text:span text:style-name="T5">E <text:s text:c="84"/>F#m</text:span></text:p>
              <text:p text:style-name="P5"><text:span text:style-name="T5">Eu te peço dessa desta agua que tu tens és agua viva meu senhor </text:span></text:p>
              <text:p text:style-name="P5"><text:span text:style-name="T5"><text:s text:c="47"/></text:span><text:span text:style-name="T5">B <text:s text:c="51"/>E</text:span></text:p>
              <text:p text:style-name="P5"><text:span text:style-name="T5">Tenho sede tenho fome de amor e acredito nesta fonte de onde vens</text:span></text:p>
              <text:p text:style-name="P5"><text:span text:style-name="T5"><text:s text:c="108"/></text:span><text:span text:style-name="T5">F#m</text:span></text:p>
              <text:p text:style-name="P5"><text:span text:style-name="T5">Vens de Deus esta em Deus também es Deus e Deus contigo faz um só</text:span></text:p>
              <text:p text:style-name="P5"><text:span text:style-name="T5"><text:s text:c="60"/></text:span><text:span text:style-name="T5">B <text:s text:c="53"/>E <text:s text:c="3"/></text:span></text:p>
              <text:p text:style-name="P5"><text:span text:style-name="T5">Eu porém que vim da terra e volto ao pó quero viver eternamente ao lado teu</text:span></text:p>
              <text:p text:style-name="P5"><text:span text:style-name="T6"><text:s text:c="18"/></text:span><text:span text:style-name="T6">A <text:s text:c="21"/>E <text:s text:c="22"/>D <text:s text:c="38"/>E</text:span></text:p>
              <text:p text:style-name="P5"><text:span text:style-name="T6">ES AGUA VIVA ES VIDA NOVA E TODO DIA ME BATISAS OUTRA VEZ</text:span></text:p>
              <text:p text:style-name="P5"><text:span text:style-name="T6"><text:s text:c="32"/></text:span><text:span text:style-name="T6">D <text:s text:c="31"/>E <text:s text:c="25"/>D</text:span></text:p>
              <text:p text:style-name="P5"><text:span text:style-name="T6">ME FAZES RENASCER ME FAZES REVIVER EU QUERO AGUA DESTA FONTE </text:span></text:p>
              <text:p text:style-name="P5"><text:span text:style-name="T6"><text:s text:c="13"/></text:span><text:span text:style-name="T6">A</text:span></text:p>
              <text:p text:style-name="P5"><text:span text:style-name="T6">ONDE VENS</text:span></text:p>
            </draw:text-box>
          </draw:frame>
          <draw:custom-shape draw:name="TextShape 3" draw:style-name="gr3" draw:text-style-name="P8" draw:layer="layout" svg:width="8.253cm" svg:height="1.268cm" svg:x="10.791cm" svg:y="24.126cm">
            <text:p text:style-name="P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msFillGradient_20_1" draw:display-name="msFillGradient 1" draw:style="linear" draw:start-color="#000000" draw:end-color="#3e3e3e" draw:start-intensity="100%" draw:end-intensity="100%" draw:angle="180deg" draw:border="69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22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5.398cm" svg:height="19.048cm" svg:x="0cm" svg:y="0cm">
        <draw:image xlink:href="Pictures/10000001000005DC00000465640A4FC386BA11AC.png" xlink:type="simple" xlink:show="embed" xlink:actuate="onLoad" draw:mime-type="image/png">
          <text:p/>
        </draw:image>
        <svg:desc>horizon.png</svg:desc>
      </draw:frame>
      <draw:frame draw:name="Picture 6" draw:style-name="Mgr4" draw:text-style-name="MP5" draw:layer="backgroundobjects" svg:width="25.398cm" svg:height="12.698cm" svg:x="0cm" svg:y="0cm">
        <draw:image xlink:href="Pictures/10000001000005DC00000465640A4FC386BA11AC.png" xlink:type="simple" xlink:show="embed" xlink:actuate="onLoad" draw:mime-type="image/png">
          <text:p/>
        </draw:image>
        <svg:desc>horizon.png</svg:desc>
      </draw:frame>
      <draw:frame draw:name="PlaceHolder 1" presentation:style-name="Title_20_Slide-title" draw:layer="backgroundobjects" svg:width="21.588cm" svg:height="4.081cm" svg:x="1.905cm" svg:y="5.577cm" presentation:class="titl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6T21:41:55</meta:creation-date>
    <meta:initial-creator>Usuário do Windows</meta:initial-creator>
    <dc:language>pt-BR</dc:language>
    <dc:date>2023-02-12T08:19:34.590852203</dc:date>
    <meta:editing-cycles>18</meta:editing-cycles>
    <dc:title>Apresentação do PowerPoint</dc:title>
    <meta:editing-duration>PT2H56M55S</meta:editing-duration>
    <meta:generator>LibreOffice/7.3.7.2$Linux_X86_64 LibreOffice_project/30$Build-2</meta:generator>
    <meta:document-statistic meta:object-count="2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Horizon" xlink:href=""/>
  </office:meta>
</office:document-meta>
</file>